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377A1FB5BD1184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36319"/>
    </style:style>
    <style:style style:name="P21" style:family="paragraph" style:parent-style-name="Table_20_Contents">
      <style:text-properties officeooo:rsid="0041ddd4" officeooo:paragraph-rsid="0041ddd4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a5680"/>
    </style:style>
    <style:style style:name="T15" style:family="text">
      <style:text-properties officeooo:rsid="001d9b1c"/>
    </style:style>
    <style:style style:name="T16" style:family="text">
      <style:text-properties officeooo:rsid="001e1d42"/>
    </style:style>
    <style:style style:name="T17" style:family="text">
      <style:text-properties officeooo:rsid="00236319"/>
    </style:style>
    <style:style style:name="T18" style:family="text">
      <style:text-properties officeooo:rsid="002aeff2"/>
    </style:style>
    <style:style style:name="T19" style:family="text">
      <style:text-properties officeooo:rsid="004864c3"/>
    </style:style>
    <style:style style:name="T20" style:family="text">
      <style:text-properties officeooo:rsid="0026dc09"/>
    </style:style>
    <style:style style:name="T21" style:family="text">
      <style:text-properties officeooo:rsid="003c4ff4"/>
    </style:style>
    <style:style style:name="T22" style:family="text">
      <style:text-properties officeooo:rsid="0026e5cd"/>
    </style:style>
    <style:style style:name="T23" style:family="text">
      <style:text-properties officeooo:rsid="00284812"/>
    </style:style>
    <style:style style:name="T24" style:family="text">
      <style:text-properties officeooo:rsid="002a370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3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3"><text:span text:style-name="T8">Zadavatel</text:span><text:span text:style-name="T11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24">Personální odbor</text:span></text:p>
            <text:p text:style-name="P17">z<text:span text:style-name="T14">a</text:span>st<text:span text:style-name="T14">o</text:span>up<text:span text:style-name="T14">ena</text:span>: <text:span text:style-name="T18">Bc. Jana Rohová, jana.rohova@pirati.cz, vedoucí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18"><text:span text:style-name="T14">Jméno</text:span>: <text:span text:style-name="T16">Michal Jokeš</text:span> </text:p>
            <text:p text:style-name="P20"><text:span text:style-name="T17">Ičo</text:span>: 05676142 <text:s text:c="8"/><text:span text:style-name="T20">sídlo</text:span>: <text:span text:style-name="T20">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9">Krajský koordinátor dobrovolníků pro <text:span text:style-name="T16">Hl. m. Prahu</text:span>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0">40</text:span>h <text:span text:style-name="T15">týdně </text:span>(slovy: <text:span text:style-name="T23">čtyřice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Smluvní typ</text:span>:</text:p>
          </table:table-cell>
          <table:table-cell table:style-name="Tabulka1.A1" office:value-type="string">
            <text:p text:style-name="P21">Příkazní smlouv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Odměna</text:span>:</text:p>
          </table:table-cell>
          <table:table-cell table:style-name="Tabulka1.A1" office:value-type="string">
            <text:p text:style-name="P16">• paušální odměna <text:span text:style-name="T23">30.000,-</text:span>Kč měsíčně </text:p>
            <text:p text:style-name="P16">• úkolová odměna: až <text:span text:style-name="T21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2">Od 01-03-2018 na dobu neurčitou</text:span></text:p>
          </table:table-cell>
        </table:table-row>
      </table:table>
      <text:p text:style-name="P10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8">V <text:span text:style-name="T15">Praze</text:span> dne <text:s/><text:span text:style-name="T22">01-03-2018</text:span></text:p>
      <text:p text:style-name="P7">Za zadavatele: <text:tab/><text:tab/><text:tab/>Za dodavatele: </text:p>
      <text:p text:style-name="P9"><text:span text:style-name="T20">Jana Rohová</text:span><text:tab/><text:tab/><text:tab/><text:span text:style-name="T16">Michal Jokeš</text:span></text:p>
      <text:p text:style-name="P9"/>
      <text:p text:style-name="P7">….................<text:tab/><text:tab/><text:tab/>….................</text:p>
      <text:p text:style-name="P6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4.33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77A1FB5BD1184AE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2T14:01:06.765415004</dc:date>
    <meta:editing-cycles>107</meta:editing-cycles>
    <meta:editing-duration>P24DT12H56M43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2" meta:paragraph-count="35" meta:word-count="196" meta:character-count="1453" meta:non-whitespace-character-count="1267"/>
    <meta:user-defined meta:name="Informace 1"/>
    <meta:user-defined meta:name="Informace 2"/>
    <meta:user-defined meta:name="Informace 3"/>
    <meta:user-defined meta:name="Informace 4"/>
  </office:meta>
</office:document-meta>
</file>